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Table1" style:family="table">
      <style:table-properties style:width="16.997cm" table:align="left"/>
    </style:style>
    <style:style style:name="Table1.A" style:family="table-column">
      <style:table-column-properties style:column-width="5.928cm"/>
    </style:style>
    <style:style style:name="Table1.B" style:family="table-column">
      <style:table-column-properties style:column-width="2.212cm"/>
    </style:style>
    <style:style style:name="Table1.C" style:family="table-column">
      <style:table-column-properties style:column-width="2.214cm"/>
    </style:style>
    <style:style style:name="Table1.F" style:family="table-column">
      <style:table-column-properties style:column-width="2.215cm"/>
    </style:style>
    <style:style style:name="Table1.A1" style:family="table-cell">
      <style:table-cell-properties fo:background-color="#00008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F1" style:family="table-cell">
      <style:table-cell-properties fo:background-color="#000080" fo:padding="0.097cm" fo:border="0.002cm solid #000000">
        <style:background-image/>
      </style:table-cell-properties>
    </style:style>
    <style:style style:name="Table1.A2" style:family="table-cell">
      <style:table-cell-properties fo:background-color="#4d4d4d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1.E2" style:family="table-cell">
      <style:table-cell-properties style:vertical-align="top"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1.F2" style:family="table-cell" style:data-style-name="N100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B3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1.E3" style:family="table-cell">
      <style:table-cell-properties style:vertical-align="top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>
      <style:paragraph-properties fo:text-align="center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Heading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he Open Source Software Store</text:p>
      <text:p text:style-name="P3"><draw:line text:anchor-type="paragraph" draw:z-index="0" draw:style-name="gr1" draw:text-style-name="P4" svg:x1="0.041cm" svg:y1="0.279cm" svg:x2="16.974cm" svg:y2="0.279cm">
     <text:p/>
    </draw:line></text:p>
      <text:p text:style-name="P3"/>
      <text:p text:style-name="P3"/>
      <text:p text:style-name="P3"/>
      <text:p text:style-name="P5">Order: <text:s/><text:text-input text:description="order.@id">999</text:text-input>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>
          <table:table-cell table:style-name="Table1.A1" office:value-type="string">
            <text:p text:style-name="P6">Product</text:p>
          </table:table-cell>
          <table:table-cell table:style-name="Table1.A1" office:value-type="string">
            <text:p text:style-name="P6">Unit Price ($)</text:p>
          </table:table-cell>
          <table:table-cell table:style-name="Table1.A1" office:value-type="string">
            <text:p text:style-name="P6">Unit Savings* ($)</text:p>
          </table:table-cell>
          <table:table-cell table:style-name="Table1.A1" office:value-type="string">
            <text:p text:style-name="P6">Quantity</text:p>
          </table:table-cell>
          <table:table-cell table:style-name="Table1.A1" office:value-type="string">
            <text:p text:style-name="P6">Total</text:p>
            <text:p text:style-name="P6">Price ($)</text:p>
          </table:table-cell>
          <table:table-cell table:style-name="Table1.F1" office:value-type="string">
            <text:p text:style-name="P6">Total Savings* ($)</text:p>
          </table:table-cell>
        </table:table-row>
        <table:table-row>
          <table:table-cell table:style-name="Table1.A2" office:value-type="string">
            <text:p text:style-name="P7"><text:text-input text:description="line.item.description">OpenOffice.org 2.0</text:text-input><text:script script:language="JOOScript">@table:table-row
[#list order.line as line]

@/table:table-row
[/#list]</text:script></text:p>
          </table:table-cell>
          <table:table-cell table:style-name="Table1.B2" office:value-type="string">
            <text:p text:style-name="P8">0.00</text:p>
          </table:table-cell>
          <table:table-cell table:style-name="Table1.B2" office:value-type="string">
            <text:p text:style-name="P8"><text:text-input text:description="line.item.unitSavings">200.00</text:text-input></text:p>
          </table:table-cell>
          <table:table-cell table:style-name="Table1.B2" office:value-type="string">
            <text:p text:style-name="P8"><text:text-input text:description="line.quantity">5</text:text-input></text:p>
          </table:table-cell>
          <table:table-cell table:style-name="Table1.E2" office:value-type="string">
            <text:p text:style-name="P8">0.00</text:p>
          </table:table-cell>
          <table:table-cell table:style-name="Table1.F2" office:value-type="float" office:value="0">
            <text:p text:style-name="P8"><text:text-input text:description="line.lineSavings">1,000.00</text:text-input></text:p>
          </table:table-cell>
        </table:table-row>
        <table:table-row>
          <table:table-cell table:style-name="Table1.A2" office:value-type="string">
            <text:p text:style-name="P7">Totals</text:p>
          </table:table-cell>
          <table:table-cell table:style-name="Table1.B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B3" office:value-type="string">
            <text:p text:style-name="P9"/>
          </table:table-cell>
          <table:table-cell table:style-name="Table1.E3" office:value-type="string">
            <text:p text:style-name="P8">0.00</text:p>
          </table:table-cell>
          <table:table-cell table:style-name="Table1.F2" office:value-type="float" office:value="0">
            <text:p text:style-name="P8"><text:text-input text:description="order.totalSavings">1,000.00</text:text-input></text:p>
          </table:table-cell>
        </table:table-row>
      </table:table>
      <text:p text:style-name="P3"/>
      <text:p text:style-name="P10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JOOReports 2.0 Order Demo</text:p>
      </style:header>
      <style:footer>
        <text:p text:style-name="P2">*Savings compared to an alternative commercial product.</text:p>
        <text:p text:style-name="P2">(Disclaimer: this comparison is highly arbitrary and has no pretense whatsoever of objectivity or accuracy.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
  </meta:generator>
    <meta:initial-creator>Mirko Nasato</meta:initial-creator>
    <meta:creation-date>2006-08-03T17:11:53</meta:creation-date>
    <dc:creator>Mirko Nasato</dc:creator>
    <dc:date>2006-08-13T21:09:36</dc:date>
    <dc:language>en-GB</dc:language>
    <meta:editing-cycles>88</meta:editing-cycles>
    <meta:editing-duration>PT2H35M16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1" meta:word-count="46" meta:character-count="329"/>
  </office:meta>
</office:document-meta>
</file>